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6dce" officeooo:paragraph-rsid="00166dce" style:font-weight-asian="bold" style:font-weight-complex="bold"/>
    </style:style>
    <style:style style:name="P2" style:family="paragraph" style:parent-style-name="Standard">
      <style:text-properties fo:font-size="10pt" fo:font-weight="bold" officeooo:rsid="00166dce" officeooo:paragraph-rsid="00166dce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2ef26c" officeooo:paragraph-rsid="002ef26c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48649d" officeooo:paragraph-rsid="0048649d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22a770" officeooo:paragraph-rsid="0026b3f1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2d1bca" officeooo:paragraph-rsid="00166dce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2fde41" officeooo:paragraph-rsid="002fde41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32188a" officeooo:paragraph-rsid="0032188a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33f8c2" officeooo:paragraph-rsid="0033f8c2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392c60" officeooo:paragraph-rsid="003d3c38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3cc443" officeooo:paragraph-rsid="003cc443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462948" officeooo:paragraph-rsid="00462948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48649d" officeooo:paragraph-rsid="0048649d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5632fc" officeooo:paragraph-rsid="005632fc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76f80" officeooo:paragraph-rsid="00166dce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66dce" officeooo:paragraph-rsid="00166dce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1pt" fo:font-weight="bold" officeooo:rsid="00166dce" officeooo:paragraph-rsid="00166dce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2d1bca" officeooo:paragraph-rsid="002d1bca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2ef26c" officeooo:paragraph-rsid="002ef26c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5a9b3e" officeooo:paragraph-rsid="005a9b3e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text-properties fo:font-size="10pt" fo:font-weight="normal" officeooo:rsid="001a0517" officeooo:paragraph-rsid="001b4017" style:font-size-asian="8.75pt" style:font-weight-asian="normal" style:font-size-complex="10pt" style:font-weight-complex="normal"/>
    </style:style>
    <style:style style:name="P22" style:family="paragraph" style:parent-style-name="Standard" style:list-style-name="L1">
      <style:text-properties fo:font-size="10pt" fo:font-weight="normal" officeooo:rsid="00176f80" officeooo:paragraph-rsid="001b6ae1" style:font-size-asian="8.75pt" style:font-weight-asian="normal" style:font-size-complex="10pt" style:font-weight-complex="normal"/>
    </style:style>
    <style:style style:name="P23" style:family="paragraph" style:parent-style-name="Standard" style:list-style-name="L1">
      <style:text-properties fo:font-size="10pt" fo:font-weight="normal" officeooo:rsid="00685d28" officeooo:paragraph-rsid="00685d28" style:font-size-asian="8.75pt" style:font-weight-asian="normal" style:font-size-complex="10pt" style:font-weight-complex="normal"/>
    </style:style>
    <style:style style:name="P24" style:family="paragraph" style:parent-style-name="Standard" style:list-style-name="L1">
      <style:text-properties fo:font-size="10pt" fo:font-weight="normal" officeooo:rsid="001b6ae1" officeooo:paragraph-rsid="0020a105" style:font-size-asian="8.75pt" style:font-weight-asian="normal" style:font-size-complex="10pt" style:font-weight-complex="normal"/>
    </style:style>
    <style:style style:name="P25" style:family="paragraph" style:parent-style-name="Standard" style:list-style-name="L1">
      <style:text-properties fo:font-size="10pt" fo:font-weight="normal" officeooo:rsid="001b6ae1" officeooo:paragraph-rsid="001b6ae1" style:font-size-asian="8.75pt" style:font-weight-asian="normal" style:font-size-complex="10pt" style:font-weight-complex="normal"/>
    </style:style>
    <style:style style:name="P26" style:family="paragraph" style:parent-style-name="Standard" style:list-style-name="L1">
      <style:text-properties fo:font-size="10pt" fo:font-weight="normal" officeooo:rsid="0022a770" officeooo:paragraph-rsid="0026b3f1" style:font-size-asian="8.75pt" style:font-weight-asian="normal" style:font-size-complex="10pt" style:font-weight-complex="normal"/>
    </style:style>
    <style:style style:name="P27" style:family="paragraph" style:parent-style-name="Standard" style:list-style-name="L2">
      <style:text-properties fo:font-size="10pt" fo:font-weight="normal" officeooo:rsid="006208c4" officeooo:paragraph-rsid="006208c4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2fde41" officeooo:paragraph-rsid="008222d6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fbc" style:font-weight-asian="normal" style:font-weight-complex="normal"/>
    </style:style>
    <style:style style:name="T3" style:family="text">
      <style:text-properties fo:font-weight="normal" officeooo:rsid="0020a105" style:font-weight-asian="normal" style:font-weight-complex="normal"/>
    </style:style>
    <style:style style:name="T4" style:family="text">
      <style:text-properties fo:font-weight="normal" officeooo:rsid="007cff88" style:font-weight-asian="normal" style:font-weight-complex="normal"/>
    </style:style>
    <style:style style:name="T5" style:family="text">
      <style:text-properties officeooo:rsid="00176f80"/>
    </style:style>
    <style:style style:name="T6" style:family="text">
      <style:text-properties officeooo:rsid="001a0517"/>
    </style:style>
    <style:style style:name="T7" style:family="text">
      <style:text-properties officeooo:rsid="001b4017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ce7a6"/>
    </style:style>
    <style:style style:name="T10" style:family="text">
      <style:text-properties officeooo:rsid="0024da7f"/>
    </style:style>
    <style:style style:name="T11" style:family="text">
      <style:text-properties officeooo:rsid="002688db"/>
    </style:style>
    <style:style style:name="T12" style:family="text">
      <style:text-properties officeooo:rsid="002ab243"/>
    </style:style>
    <style:style style:name="T13" style:family="text">
      <style:text-properties officeooo:rsid="0032b7be"/>
    </style:style>
    <style:style style:name="T14" style:family="text">
      <style:text-properties officeooo:rsid="0032ce9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7fff1" style:font-weight-asian="bold" style:font-weight-complex="bold"/>
    </style:style>
    <style:style style:name="T17" style:family="text">
      <style:text-properties fo:font-weight="bold" officeooo:rsid="0032b7be" style:font-weight-asian="bold" style:font-weight-complex="bold"/>
    </style:style>
    <style:style style:name="T18" style:family="text">
      <style:text-properties fo:font-weight="bold" officeooo:rsid="003b98d5" style:font-weight-asian="bold" style:font-weight-complex="bold"/>
    </style:style>
    <style:style style:name="T19" style:family="text">
      <style:text-properties fo:font-weight="bold" officeooo:rsid="003cf827" style:font-weight-asian="bold" style:font-weight-complex="bold"/>
    </style:style>
    <style:style style:name="T20" style:family="text">
      <style:text-properties fo:font-weight="bold" officeooo:rsid="006bc755" style:font-weight-asian="bold" style:font-weight-complex="bold"/>
    </style:style>
    <style:style style:name="T21" style:family="text">
      <style:text-properties officeooo:rsid="00392c60"/>
    </style:style>
    <style:style style:name="T22" style:family="text">
      <style:text-properties officeooo:rsid="003ad74a"/>
    </style:style>
    <style:style style:name="T23" style:family="text">
      <style:text-properties officeooo:rsid="003d3c38"/>
    </style:style>
    <style:style style:name="T24" style:family="text">
      <style:text-properties officeooo:rsid="003f339d"/>
    </style:style>
    <style:style style:name="T25" style:family="text">
      <style:text-properties officeooo:rsid="003f6868"/>
    </style:style>
    <style:style style:name="T26" style:family="text">
      <style:text-properties officeooo:rsid="0040aad2"/>
    </style:style>
    <style:style style:name="T27" style:family="text">
      <style:text-properties officeooo:rsid="004290d4"/>
    </style:style>
    <style:style style:name="T28" style:family="text">
      <style:text-properties officeooo:rsid="004a405f"/>
    </style:style>
    <style:style style:name="T29" style:family="text">
      <style:text-properties officeooo:rsid="004bc9fb"/>
    </style:style>
    <style:style style:name="T30" style:family="text">
      <style:text-properties officeooo:rsid="004e2b4e"/>
    </style:style>
    <style:style style:name="T31" style:family="text">
      <style:text-properties officeooo:rsid="00539319"/>
    </style:style>
    <style:style style:name="T32" style:family="text">
      <style:text-properties officeooo:rsid="0054900c"/>
    </style:style>
    <style:style style:name="T33" style:family="text">
      <style:text-properties officeooo:rsid="0056951f"/>
    </style:style>
    <style:style style:name="T34" style:family="text">
      <style:text-properties officeooo:rsid="005860cd"/>
    </style:style>
    <style:style style:name="T35" style:family="text">
      <style:text-properties officeooo:rsid="005a9b3e"/>
    </style:style>
    <style:style style:name="T36" style:family="text">
      <style:text-properties officeooo:rsid="005b4dee"/>
    </style:style>
    <style:style style:name="T37" style:family="text">
      <style:text-properties officeooo:rsid="005cd5e0"/>
    </style:style>
    <style:style style:name="T38" style:family="text">
      <style:text-properties officeooo:rsid="005dc2c3"/>
    </style:style>
    <style:style style:name="T39" style:family="text">
      <style:text-properties officeooo:rsid="007100e9"/>
    </style:style>
    <style:style style:name="T40" style:family="text">
      <style:text-properties officeooo:rsid="0074631c"/>
    </style:style>
    <style:style style:name="T41" style:family="text">
      <style:text-properties officeooo:rsid="0075895b"/>
    </style:style>
    <style:style style:name="T42" style:family="text">
      <style:text-properties style:text-underline-style="none" officeooo:rsid="001a0517"/>
    </style:style>
    <style:style style:name="T43" style:family="text">
      <style:text-properties officeooo:rsid="007a7535"/>
    </style:style>
    <style:style style:name="T44" style:family="text">
      <style:text-properties officeooo:rsid="007ba52d"/>
    </style:style>
    <style:style style:name="T45" style:family="text">
      <style:text-properties officeooo:rsid="007d43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AN ARIEL BARRIENTOS</text:p>
      <text:p text:style-name="P1"/>
      <text:p text:style-name="P2">Email: <text:a xlink:type="simple" xlink:href="mailto:christianbarrientoss@hotmail.com" text:style-name="Internet_20_link" text:visited-style-name="Visited_20_Internet_20_Link"><text:span text:style-name="T1">christianbarrientoss@hotmail.com</text:span></text:a></text:p>
      <text:p text:style-name="P2">Numero de Contacto: <text:span text:style-name="T2">+549</text:span> <text:span text:style-name="T1">3834528621</text:span></text:p>
      <text:p text:style-name="P15"/>
      <text:p text:style-name="P2"><text:span text:style-name="T1">Habilidades de pensamiento critico, toma de decisiones y resolución de problemas. </text:span><text:span text:style-name="T4">E</text:span><text:span text:style-name="T1">xperiencia en el contexto de emprendedor independiente. </text:span><text:span text:style-name="T3">Autodidacta, </text:span><text:span text:style-name="T4">lectura diaria de nuevas tecnología.</text:span></text:p>
      <text:p text:style-name="P16"/>
      <text:p text:style-name="P17"><text:span text:style-name="T5">Áreas</text:span> de Conocimiento</text:p>
      <text:p text:style-name="P6"/>
      <text:list xml:id="list537675837257241379" text:style-name="L1">
        <text:list-item>
          <text:p text:style-name="P21">Developer Full Stack. <text:span text:style-name="T9">D</text:span>iversos lenguajes <text:span text:style-name="T7">y Frameworks modernos. </text:span>Django,<text:span text:style-name="T7">Flask,</text:span>Node,Vue,<text:span text:style-name="T7">Electron, Ionic.</text:span></text:p>
        </text:list-item>
        <text:list-item>
          <text:p text:style-name="P22"><text:span text:style-name="T7">SysAdmin en Linux</text:span>. <text:span text:style-name="T6">Scripting para la automatizaron de procesos de gestión. <text:s/></text:span><text:span text:style-name="T42">Bash</text:span><text:span text:style-name="T6"> y Python.</text:span></text:p>
        </text:list-item>
        <text:list-item>
          <text:p text:style-name="P23">Gestion de Base de Datos. PostgreSQL, MySQL.</text:p>
        </text:list-item>
        <text:list-item>
          <text:p text:style-name="P24">Gestión de Proyectos. Aplicación de metodologías ágiles de desarrollo de software, <text:span text:style-name="T12">análisis de requerimientos funcionales y no funcionales</text:span>. Scrum.</text:p>
        </text:list-item>
        <text:list-item>
          <text:p text:style-name="P25">Cloud Computing. Buen conocimientos de los conceptos fundamentales para la infraestructura en la nube. <text:span text:style-name="T43">DigitalOcean</text:span>.</text:p>
        </text:list-item>
        <text:list-item>
          <text:p text:style-name="P26"><text:span text:style-name="T10">Bueno Conocimiento en implementación de tecnologías de posicionamiento digital y gestión de públicos.</text:span> Facebook ADS, Google Analytics, <text:span text:style-name="T11">Whatsapp Business, SEO Web.</text:span></text:p>
        </text:list-item>
      </text:list>
      <text:p text:style-name="P5"/>
      <text:p text:style-name="P18">Experiencia Profesional </text:p>
      <text:p text:style-name="P18"/>
      <text:p text:style-name="P19"><text:a xlink:type="simple" xlink:href="http://www.capresca.gob.ar/" text:style-name="Internet_20_link" text:visited-style-name="Visited_20_Internet_20_Link"><text:span text:style-name="T8">Ca.Pre.S.Ca </text:span></text:a><text:span text:style-name="T8"><text:s/>- <text:s/>Desarrollador, Redes y SysAdmin (Enero 2019 – Presente)</text:span></text:p>
      <text:p text:style-name="P3"/>
      <text:p text:style-name="P28"><text:span text:style-name="T45">Encargado de la infraestructura en cloud y en servidores dedicados; manejando servicios de web (apache), dns, smtp, voip (asteri), amanda backup, postgresql, mysql; monitoreo con grafana, slack y telegram; virtualizacion con proxmox; cloud en DigitalOcean y administración de la red utilizando routerboard . </text:span>Desarrollador de aplicaciones web para la gestión de diferentes procesos administrativos como ser: <text:span text:style-name="T13">Área</text:span> de Personal, se desarrollo aplicación de control de asistencia <text:span text:style-name="T13">biométrica</text:span> en <text:span text:style-name="T26">real time</text:span>, <text:span text:style-name="T13">Área</text:span> de Patrimonio, se desarrollo sistema de Stock y seguimiento de solicitudes por <text:span text:style-name="T13">áreas</text:span>, <text:span text:style-name="T13">Área</text:span> de <text:span text:style-name="T13">Atención</text:span> al Publico, se desarrollo Totem de solicitud de turnos en <text:span text:style-name="T41">sincronización</text:span> con pantalla para sala de espera y <text:span text:style-name="T13">Solicitud de turnos programados vía</text:span> web. <text:span text:style-name="T27">Reingenieria e Implementación</text:span> de la intranet de Catamarca <text:s/><text:span text:style-name="T30">y Firewall Perimetral </text:span>a la red de la <text:span text:style-name="T14">institución. </text:span></text:p>
      <text:p text:style-name="P7"/>
      <text:p text:style-name="P8"><text:a xlink:type="simple" xlink:href="http://huma.unca.edu.ar/" text:style-name="Internet_20_link" text:visited-style-name="Visited_20_Internet_20_Link"><text:span text:style-name="T15">Fac. Humanidades </text:span></text:a><text:span text:style-name="T16">-</text:span><text:span text:style-name="T15"> </text:span><text:span text:style-name="T20">Técnico</text:span><text:span text:style-name="T15"> SIU y Desarrollador <text:s/></text:span><text:span text:style-name="T17">(Marzo 2018 - <text:s/></text:span><text:span text:style-name="T16">Presente</text:span><text:span text:style-name="T17">)</text:span></text:p>
      <text:p text:style-name="P8"/>
      <text:p text:style-name="P9">Técnico en la gestión de los módulos <text:span text:style-name="T40">Guaraní</text:span>, Wichi y Kolla de SIU. <text:span text:style-name="T44">Migracion de</text:span> BD <text:span text:style-name="T40">Guaraní</text:span> 2 a la versión mas reciente del sistema de gestión de alumnos. <text:s/>Desarrollador de la aplicación web <text:span text:style-name="T22">para el Observatorio Climatológico</text:span> de la facultad de humanidades, <text:span text:style-name="T22">aplicación que muestra los datos en tiempo real de diferentes fuentes, permitiendo la manipulación de los mismos para aplicar propiedades propias autóctonas de la zona</text:span>. <text:s/><text:span text:style-name="T21">Implementación de tecnologías de gestión de publico en lo desarrollado.</text:span></text:p>
      <text:p text:style-name="P9"/>
      <text:p text:style-name="P10"><text:a xlink:type="simple" xlink:href="http://www.providers.com.ar/" text:style-name="Internet_20_link" text:visited-style-name="Visited_20_Internet_20_Link"><text:span text:style-name="T15">Providers S.A</text:span></text:a><text:span text:style-name="T15"> –</text:span><text:span text:style-name="T18"> Desarrollador </text:span><text:span text:style-name="T19">y SysAdmin </text:span><text:span text:style-name="T18"><text:s/>(Mayo 2018 – Mayo 2019)</text:span></text:p>
      <text:p text:style-name="P8"/>
      <text:p text:style-name="P11">Desarrollador de aplicación web para el <text:span text:style-name="T23">monitores</text:span> de redes Gpon y <text:span text:style-name="T24">gestión</text:span> de contenido del sitio web. <text:span text:style-name="T31">Implementación de servidor web (Apache) , base de datos(PostgreSQL) y controlador de versiones (GitLab).</text:span></text:p>
      <text:p text:style-name="P11"/>
      <text:p text:style-name="P12"><text:a xlink:type="simple" xlink:href="http://www.unca.edu.ar/" text:style-name="Internet_20_link" text:visited-style-name="Visited_20_Internet_20_Link"><text:span text:style-name="T15">SIU UNCa</text:span></text:a><text:span text:style-name="T15"> – Becario (Junio 2016 – Marzo 2018)</text:span></text:p>
      <text:p text:style-name="P4"/>
      <text:p text:style-name="P13"><text:span text:style-name="T29">Gestión</text:span> de sistemas distribuidos y <text:span text:style-name="T32">administración</text:span> de servidores Linux. <text:span text:style-name="T39">Migraciones</text:span> de BD informix a PostgreSQL. <text:span text:style-name="T28">Desarrollo de app móvil para consumir Api Rest de SIU.</text:span></text:p>
      <text:p text:style-name="P13"/>
      <text:p text:style-name="P20">Acontecimientos </text:p>
      <text:p text:style-name="P20"/>
      <text:p text:style-name="P14">He dado charlas <text:span text:style-name="T35">técnicas</text:span> locales sobre <text:span text:style-name="T35">tecnologías</text:span> como: Corosyn, ClusterLabs, Hardening en Linux. Disertando cursos de <text:span text:style-name="T35">capacitación</text:span> No <text:span text:style-name="T35">Técnica</text:span> para operadores de los <text:span text:style-name="T35">módulos</text:span> de SIU <text:span text:style-name="T36">Guaraní</text:span> <text:span text:style-name="T35">gestión</text:span> y <text:span text:style-name="T35">autogestión.</text:span> </text:p>
      <text:p text:style-name="P14"><text:span text:style-name="T35">También</text:span> e participado como ayudante alumno en la carrera de <text:span text:style-name="T35">ingeniería</text:span> en <text:span text:style-name="T35">informática</text:span>, <text:span text:style-name="T35">cátedra</text:span> <text:span text:style-name="T35">Geometría</text:span> <text:span text:style-name="T36">Analítica,</text:span> y brindando apoyo a los <text:span text:style-name="T38">ingresantes</text:span> de dicha carrera en el año 2016. <text:span text:style-name="T33">Participación</text:span> activa en la <text:span text:style-name="T34">Agrupación</text:span> de Estudiantes de <text:span text:style-name="T34">Informática de la UNCa</text:span>, asumiendo la presidencia en el periodo 2016-2017. <text:span text:style-name="T37">Alumno investigador de varios proyectos académicos.</text:span></text:p>
      <text:p text:style-name="P14"/>
      <text:list xml:id="list7646162178278078158" text:style-name="L2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4:58:40.065863026</meta:creation-date>
    <dc:date>2019-10-28T22:14:42.406590139</dc:date>
    <meta:editing-duration>PT1H31M47S</meta:editing-duration>
    <meta:editing-cycles>101</meta:editing-cycles>
    <meta:generator>LibreOffice/5.2.7.2$Linux_X86_64 LibreOffice_project/20m0$Build-2</meta:generator>
    <meta:document-statistic meta:table-count="0" meta:image-count="0" meta:object-count="0" meta:page-count="1" meta:paragraph-count="24" meta:word-count="515" meta:character-count="3582" meta:non-whitespace-character-count="3079"/>
  </office:meta>
</office:document-meta>
</file>